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0c3b0b" officeooo:paragraph-rsid="000c3b0b" style:font-size-asian="10.5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0d30a7" officeooo:paragraph-rsid="000d30a7" style:font-size-asian="10.5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c3b0b" officeooo:paragraph-rsid="000c3b0b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11pt" fo:font-weight="normal" officeooo:rsid="000c3b0b" officeooo:paragraph-rsid="000c3b0b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1pt" fo:font-weight="normal" officeooo:rsid="000c3b0b" officeooo:paragraph-rsid="000d30a7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11pt" fo:font-weight="normal" officeooo:rsid="000c3b0b" officeooo:paragraph-rsid="000d30a7" style:font-size-asian="9.60000038146973pt" style:font-weight-asian="normal" style:font-size-complex="11pt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1pt" fo:font-weight="normal" officeooo:rsid="000f2163" officeooo:paragraph-rsid="000f2163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paragraph-properties fo:line-height="150%" fo:text-align="justify" style:justify-single-word="false"/>
      <style:text-properties fo:font-size="11pt" fo:font-weight="normal" officeooo:rsid="0011738f" officeooo:paragraph-rsid="0011738f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paragraph-properties fo:line-height="150%" fo:text-align="justify" style:justify-single-word="false"/>
      <style:text-properties officeooo:paragraph-rsid="00121ad4"/>
    </style:style>
    <style:style style:name="P10" style:family="paragraph" style:parent-style-name="Preformatted_20_Text" style:list-style-name="L1">
      <style:paragraph-properties fo:text-align="justify" style:justify-single-word="false"/>
      <style:text-properties fo:font-size="11pt" fo:font-weight="normal" officeooo:rsid="000c3b0b" officeooo:paragraph-rsid="000c3b0b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font-size="11pt" fo:font-weight="normal" officeooo:rsid="000d30a7" officeooo:paragraph-rsid="000d30a7" style:font-size-asian="9.60000038146973pt" style:font-weight-asian="normal" style:font-size-complex="11pt" style:font-weight-complex="normal"/>
    </style:style>
    <style:style style:name="P12" style:family="paragraph" style:parent-style-name="Preformatted_20_Text" style:list-style-name="L2">
      <style:paragraph-properties fo:text-align="justify" style:justify-single-word="false"/>
      <style:text-properties fo:font-size="11pt" fo:font-weight="normal" officeooo:rsid="000f2163" officeooo:paragraph-rsid="000f2163" style:font-size-asian="9.60000038146973pt" style:font-weight-asian="normal" style:font-size-complex="11pt" style:font-weight-complex="normal"/>
    </style:style>
    <style:style style:name="P13" style:family="paragraph" style:parent-style-name="Preformatted_20_Text" style:list-style-name="L3">
      <style:paragraph-properties fo:line-height="150%" fo:text-align="justify" style:justify-single-word="false"/>
      <style:text-properties fo:font-size="11pt" fo:font-weight="normal" officeooo:rsid="0011738f" officeooo:paragraph-rsid="0011738f" style:font-size-asian="9.60000038146973pt" style:font-weight-asian="normal" style:font-size-complex="11pt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font-size="11pt" style:text-underline-style="none" fo:font-weight="normal" officeooo:rsid="000d30a7" officeooo:paragraph-rsid="000d30a7" style:font-size-asian="9.60000038146973pt" style:font-weight-asian="normal" style:font-size-complex="11pt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font-size="11pt" style:text-underline-style="none" fo:font-weight="normal" officeooo:rsid="000f2163" officeooo:paragraph-rsid="000f2163" style:font-size-asian="9.60000038146973pt" style:font-weight-asian="normal" style:font-size-complex="11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font-size="11pt" style:text-underline-style="none" fo:font-weight="normal" officeooo:rsid="0011738f" officeooo:paragraph-rsid="000f2163" style:font-size-asian="9.60000038146973pt" style:font-weight-asian="normal" style:font-size-complex="11pt" style:font-weight-complex="normal"/>
    </style:style>
    <style:style style:name="P17" style:family="paragraph" style:parent-style-name="Preformatted_20_Text" style:list-style-name="L3">
      <style:paragraph-properties fo:line-height="150%" fo:text-align="justify" style:justify-single-word="false"/>
      <style:text-properties fo:font-size="11pt" style:text-underline-style="none" fo:font-weight="normal" officeooo:rsid="0011738f" officeooo:paragraph-rsid="0011738f" style:font-size-asian="9.60000038146973pt" style:font-weight-asian="normal" style:font-size-complex="11pt" style:font-weight-complex="normal"/>
    </style:style>
    <style:style style:name="P18" style:family="paragraph" style:parent-style-name="Preformatted_20_Text">
      <style:paragraph-properties fo:line-height="150%" fo:text-align="justify" style:justify-single-word="false"/>
      <style:text-properties fo:font-size="11pt" style:text-underline-style="none" fo:font-weight="normal" officeooo:rsid="0011738f" officeooo:paragraph-rsid="0011738f" style:font-size-asian="9.60000038146973pt" style:font-weight-asian="normal" style:font-size-complex="11pt" style:font-weight-complex="normal"/>
    </style:style>
    <style:style style:name="P19" style:family="paragraph" style:parent-style-name="Preformatted_20_Text" style:list-style-name="L4">
      <style:paragraph-properties fo:line-height="150%" fo:text-align="justify" style:justify-single-word="false"/>
      <style:text-properties fo:font-size="11pt" style:text-underline-style="none" fo:font-weight="normal" officeooo:rsid="0011738f" officeooo:paragraph-rsid="0011738f" style:font-size-asian="9.60000038146973pt" style:font-weight-asian="normal" style:font-size-complex="11pt" style:font-weight-complex="normal"/>
    </style:style>
    <style:style style:name="P20" style:family="paragraph" style:parent-style-name="Preformatted_20_Text" style:list-style-name="L4">
      <style:paragraph-properties fo:line-height="150%" fo:text-align="justify" style:justify-single-word="false"/>
      <style:text-properties fo:font-size="11pt" style:text-underline-style="none" fo:font-weight="normal" officeooo:rsid="00121ad4" officeooo:paragraph-rsid="00121ad4" style:font-size-asian="9.60000038146973pt" style:font-weight-asian="normal" style:font-size-complex="11pt" style:font-weight-complex="normal"/>
    </style:style>
    <style:style style:name="P21" style:family="paragraph" style:parent-style-name="Preformatted_20_Text" style:list-style-name="L5">
      <style:paragraph-properties fo:line-height="150%" fo:text-align="justify" style:justify-single-word="false"/>
      <style:text-properties fo:font-size="11pt" style:text-underline-style="none" fo:font-weight="normal" officeooo:rsid="00121ad4" officeooo:paragraph-rsid="00121ad4" style:font-size-asian="9.60000038146973pt" style:font-weight-asian="normal" style:font-size-complex="11pt" style:font-weight-complex="normal"/>
    </style:style>
    <style:style style:name="P22" style:family="paragraph" style:parent-style-name="Preformatted_20_Text">
      <style:paragraph-properties fo:line-height="150%" fo:text-align="justify" style:justify-single-word="false"/>
      <style:text-properties fo:font-size="11pt" style:text-underline-style="none" fo:font-weight="normal" officeooo:rsid="00121ad4" officeooo:paragraph-rsid="00121ad4" style:font-size-asian="9.60000038146973pt" style:font-weight-asian="normal" style:font-size-complex="11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font-size="11pt" style:text-underline-style="none" fo:font-weight="bold" officeooo:rsid="000f2163" officeooo:paragraph-rsid="000d30a7" style:font-size-asian="9.60000038146973pt" style:font-weight-asian="bold" style:font-size-complex="11pt" style:font-weight-complex="bold"/>
    </style:style>
    <style:style style:name="P24" style:family="paragraph" style:parent-style-name="Preformatted_20_Text">
      <style:paragraph-properties fo:line-height="150%" fo:text-align="justify" style:justify-single-word="false"/>
      <style:text-properties fo:font-size="11pt" style:text-underline-style="none" fo:font-weight="bold" officeooo:rsid="00121ad4" officeooo:paragraph-rsid="00121ad4" style:font-size-asian="9.60000038146973pt" style:font-weight-asian="bold" style:font-size-complex="11pt" style:font-weight-complex="bold"/>
    </style:style>
    <style:style style:name="P25" style:family="paragraph" style:parent-style-name="Preformatted_20_Text" style:list-style-name="L5">
      <style:paragraph-properties fo:line-height="150%" fo:text-align="justify" style:justify-single-word="false"/>
      <style:text-properties fo:font-size="11pt" style:text-underline-style="none" fo:font-weight="bold" officeooo:rsid="00121ad4" officeooo:paragraph-rsid="00121ad4" style:font-size-asian="9.60000038146973pt" style:font-weight-asian="bold" style:font-size-complex="11pt" style:font-weight-complex="bold"/>
    </style:style>
    <style:style style:name="P26" style:family="paragraph" style:parent-style-name="Preformatted_20_Text" style:list-style-name="L5">
      <style:paragraph-properties fo:line-height="150%" fo:text-align="justify" style:justify-single-word="false"/>
      <style:text-properties officeooo:paragraph-rsid="00121ad4"/>
    </style:style>
    <style:style style:name="P27" style:family="paragraph" style:parent-style-name="Preformatted_20_Text" style:list-style-name="L4">
      <style:paragraph-properties fo:line-height="150%" fo:text-align="justify" style:justify-single-word="false"/>
      <style:text-properties officeooo:rsid="00121ad4" officeooo:paragraph-rsid="00121ad4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loext:graphic-properties draw:fill-color="#ffffff"/>
    </style:style>
    <style:style style:name="P35" style:family="paragraph">
      <loext:graphic-properties draw:fill="none" draw:fill-color="#ffffff"/>
      <style:text-properties fo:font-size="12pt"/>
    </style:style>
    <style:style style:name="P36" style:family="paragraph">
      <style:paragraph-properties fo:text-align="justify"/>
    </style:style>
    <style:style style:name="P37" style:family="paragraph">
      <loext:graphic-properties draw:fill="none" draw:fill-color="#ffffff"/>
      <style:paragraph-properties fo:text-align="justify"/>
    </style:style>
    <style:style style:name="T1" style:family="text">
      <style:text-properties officeooo:rsid="000d30a7"/>
    </style:style>
    <style:style style:name="T2" style:family="text">
      <style:text-properties fo:font-weight="bold" officeooo:rsid="000d30a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30a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d30a7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f2163" style:font-weight-asian="bold" style:font-weight-complex="bold"/>
    </style:style>
    <style:style style:name="T8" style:family="text">
      <style:text-properties style:text-underline-style="none" fo:font-weight="bold" officeooo:rsid="001412a2" style:font-weight-asian="bold" style:font-weight-complex="bold"/>
    </style:style>
    <style:style style:name="T9" style:family="text">
      <style:text-properties style:text-underline-style="none" officeooo:rsid="000fb81e"/>
    </style:style>
    <style:style style:name="T10" style:family="text">
      <style:text-properties style:text-underline-style="none" officeooo:rsid="0011738f"/>
    </style:style>
    <style:style style:name="T11" style:family="text">
      <style:text-properties style:text-underline-style="none" officeooo:rsid="001412a2"/>
    </style:style>
    <style:style style:name="T12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3" style:family="text">
      <style:text-properties fo:font-size="11pt" style:text-underline-style="none" fo:font-weight="normal" officeooo:rsid="0011738f" style:font-size-asian="9.60000038146973pt" style:font-weight-asian="normal" style:font-size-complex="11pt" style:font-weight-complex="normal"/>
    </style:style>
    <style:style style:name="T14" style:family="text">
      <style:text-properties fo:font-size="11pt" style:text-underline-style="none" fo:font-weight="normal" officeooo:rsid="00121ad4" style:font-size-asian="9.60000038146973pt" style:font-weight-asian="normal" style:font-size-complex="11pt" style:font-weight-complex="normal"/>
    </style:style>
    <style:style style:name="T15" style:family="text">
      <style:text-properties fo:font-size="11pt" style:text-underline-style="none" fo:font-weight="bold" officeooo:rsid="00121ad4" style:font-size-asian="9.60000038146973pt" style:font-weight-asian="bold" style:font-size-complex="11pt" style:font-weight-complex="bold"/>
    </style:style>
    <style:style style:name="T16" style:family="text">
      <style:text-properties fo:font-size="11pt" style:text-underline-style="none" fo:font-weight="bold" officeooo:rsid="0019cca0" style:font-size-asian="9.60000038146973pt" style:font-weight-asian="bold" style:font-size-complex="11pt" style:font-weight-complex="bold"/>
    </style:style>
    <style:style style:name="T17" style:family="text">
      <style:text-properties fo:font-size="11pt" style:text-underline-style="none" fo:font-weight="bold" officeooo:rsid="001a6112" style:font-size-asian="9.60000038146973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fo:font-weight="bold" officeooo:rsid="0019cca0" style:font-size-asian="9.60000038146973pt" style:font-weight-asian="bold" style:font-size-complex="11pt" style:font-weight-complex="bold"/>
    </style:style>
    <style:style style:name="T19" style:family="text">
      <style:text-properties officeooo:rsid="001ad22d"/>
    </style:style>
    <style:style style:name="T20" style:family="text">
      <style:text-properties fo:font-size="12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draw:marker-start-width="0.503cm" draw:marker-end-width="0.503cm" draw:fill="solid" draw:fill-color="#ffffff" draw:textarea-horizontal-align="justify" draw:textarea-vertical-align="middle" draw:auto-grow-height="false" fo:min-height="0.639cm" fo:min-width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0.639cm" fo:min-width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="Arrowheads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0.628cm" fo:min-width="0.6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0.628cm" fo:min-width="0.6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Arrowheads_20_3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draw:marker-start-width="0.427cm" draw:marker-end="Arrowheads_20_3" draw:marker-end-width="0.427cm" draw:fill-color="#ffffff" draw:textarea-horizontal-align="justify" draw:textarea-vertical-align="middle" draw:auto-grow-height="false" fo:min-height="0.711cm" fo:min-width="0.7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9cm" draw:marker-start-width="0.427cm" draw:marker-end="Arrowheads_20_3" draw:marker-end-width="0.427cm" draw:fill-color="#ffffff" draw:textarea-horizontal-align="justify" draw:textarea-vertical-align="middle" draw:auto-grow-height="false" fo:min-height="0.661cm" fo:min-width="0.6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marker-end="Arrowheads_20_3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marker-end="Arrowheads_20_3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marker-end="Arrowheads_20_3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cm" svg:stroke-color="#000000" draw:marker-start-width="0.353cm" draw:marker-end="Arrowheads_20_3" draw:marker-end-width="0.353cm" draw:fill="none" draw:fill-color="#ffffff" fo:min-height="4.918cm" fo:padding-top="-0.045cm" fo:padding-bottom="-0.045cm" fo:padding-left="-0.045cm" fo:padding-right="-0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1 (Repeaters)</text:p>
      <text:p text:style-name="P2">Last Date for Submission:<text:span text:style-name="T19">14</text:span>/05/2018</text:p>
      <text:p text:style-name="P1">Full Marks: 15</text:p>
      <text:p text:style-name="P1"/>
      <text:list xml:id="list4759959142819163469" text:style-name="L1">
        <text:list-item>
          <text:p text:style-name="P10">Solve the following block world problem using hill climbing algorithm.</text:p>
        </text:list-item>
      </text:list>
      <text:p text:style-name="P4"/>
      <text:p text:style-name="P4"><draw:custom-shape text:anchor-type="paragraph" draw:z-index="0" draw:name="Shape1" draw:style-name="gr1" draw:text-style-name="P29" svg:width="0.816cm" svg:height="0.816cm" svg:x="3.794cm" svg:y="0.767cm"><text:p text:style-name="P28">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0" svg:width="0.816cm" svg:height="0.816cm" svg:x="3.794cm" svg:y="1.582cm"><text:p text:style-name="P28">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2" draw:text-style-name="P30" svg:width="0.816cm" svg:height="0.816cm" svg:x="3.794cm" svg:y="2.397cm"><text:p text:style-name="P28">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2" draw:text-style-name="P30" svg:width="0.816cm" svg:height="0.816cm" svg:x="3.794cm" svg:y="3.212cm"><text:p text:style-name="P28">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2" draw:text-style-name="P30" svg:width="0.816cm" svg:height="0.816cm" svg:x="3.794cm" svg:y="4.027cm"><text:p text:style-name="P28">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0" svg:width="0.816cm" svg:height="0.816cm" svg:x="3.794cm" svg:y="4.842cm"><text:p text:style-name="P28">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Shape2" draw:style-name="gr3" draw:text-style-name="P31" svg:x1="5.225cm" svg:y1="3.214cm" svg:x2="11.425cm" svg:y2="3.168cm"><text:p/></draw:line><draw:custom-shape text:anchor-type="paragraph" draw:z-index="7" draw:name="Shape1" draw:style-name="gr1" draw:text-style-name="P29" svg:width="0.816cm" svg:height="0.816cm" svg:x="12.162cm" svg:y="0.875cm"><text:p text:style-name="P28">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2" draw:text-style-name="P30" svg:width="0.816cm" svg:height="0.816cm" svg:x="12.162cm" svg:y="1.69cm"><text:p text:style-name="P28">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2" draw:text-style-name="P30" svg:width="0.816cm" svg:height="0.816cm" svg:x="12.162cm" svg:y="2.505cm"><text:p text:style-name="P28">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2" draw:text-style-name="P30" svg:width="0.816cm" svg:height="0.816cm" svg:x="12.162cm" svg:y="3.32cm"><text:p text:style-name="P28">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2" draw:text-style-name="P30" svg:width="0.816cm" svg:height="0.816cm" svg:x="12.162cm" svg:y="4.135cm"><text:p text:style-name="P28">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2" draw:text-style-name="P30" svg:width="0.816cm" svg:height="0.816cm" svg:x="12.162cm" svg:y="4.949cm"><text:p text:style-name="P28">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Shape3" draw:style-name="gr4" draw:text-style-name="P32" svg:width="2.077cm" svg:height="0.523cm" svg:x="3.316cm" svg:y="0.078cm"><draw:text-box><text:p>Initial State</text:p></draw:text-box></draw:frame><draw:frame text:anchor-type="paragraph" draw:z-index="14" draw:name="Shape3" draw:style-name="gr4" draw:text-style-name="P32" svg:width="2.077cm" svg:height="0.523cm" svg:x="11.421cm" svg:y="0.078cm"><draw:text-box><text:p>Goal Stat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span text:style-name="T2">Note:</text:span><text:span text:style-name="T1"> Only show each step that is taken and the value of the <text:tab/>hueristic function.<text:tab/></text:span></text:p>
      <text:p text:style-name="P5"/>
      <text:p text:style-name="P11"><text:tab/>Where,</text:p>
      <text:p text:style-name="P5"><text:tab/><text:tab/><text:span text:style-name="T1">h’(x) = +1 for all blocks in the support structure if a block <text:tab/><text:tab/><text:tab/> <text:s text:c="2"/>(b) is </text:span><text:span text:style-name="T3">correctly positioned</text:span><text:span text:style-name="T5">*</text:span></text:p>
      <text:p text:style-name="P5"><text:span text:style-name="T5"><text:tab/><text:tab/><text:tab/> <text:s text:c="2"/>-1 for all blocks in the support structure if a block <text:s/><text:tab/><text:tab/><text:tab/> <text:s text:c="2"/>(b) is not </text:span><text:span text:style-name="T3">correctly positioned</text:span><text:span text:style-name="T5">*</text:span></text:p>
      <text:p text:style-name="P14"/>
      <text:p text:style-name="P14"><text:tab/>* if ALL blocks below considered block (b) are correct.</text:p>
      <text:p text:style-name="P14"/>
      <text:p text:style-name="P6"><text:span text:style-name="T5"><text:tab/></text:span><text:span text:style-name="T7">[Note: Refer to slide 6 in Heuristic Search]</text:span></text:p>
      <text:p text:style-name="P23"/>
      <text:p text:style-name="P23"/>
      <text:p text:style-name="P23"><draw:line text:anchor-type="paragraph" draw:z-index="15" draw:name="Shape4" draw:style-name="gr5" draw:text-style-name="P31" svg:x1="-1.976cm" svg:y1="0.231cm" svg:x2="18.975cm" svg:y2="0.062cm"><text:p/></draw:line></text:p>
      <text:p text:style-name="P14"/>
      <text:list xml:id="list8929260516859297449" text:style-name="L2">
        <text:list-item>
          <text:p text:style-name="P12"><draw:custom-shape text:anchor-type="paragraph" draw:z-index="16" draw:name="Shape5" draw:style-name="gr6" draw:text-style-name="P33" svg:width="0.724cm" svg:height="0.678cm" svg:x="8.116cm" svg:y="1.614cm"><text:p><text:span text:style-name="T20"><text:s text:c="2"/></text:span><text:span text:style-name="T20">Z</text:span></text:p><draw:enhanced-geometry svg:viewBox="0 0 21600 21600" draw:type="rectangle" draw:enhanced-path="M 0 0 L 21600 0 21600 21600 0 21600 0 0 Z N"/></draw:custom-shape><draw:custom-shape text:anchor-type="paragraph" draw:z-index="17" draw:name="Shape5" draw:style-name="gr6" draw:text-style-name="P34" svg:width="0.724cm" svg:height="0.678cm" svg:x="8.839cm" svg:y="1.614cm"><text:p><text:s text:c="2"/>A</text:p><draw:enhanced-geometry svg:viewBox="0 0 21600 21600" draw:type="rectangle" draw:enhanced-path="M 0 0 L 21600 0 21600 21600 0 21600 0 0 Z N"/></draw:custom-shape><draw:custom-shape text:anchor-type="paragraph" draw:z-index="18" draw:name="Shape5" draw:style-name="gr6" draw:text-style-name="P34" svg:width="0.724cm" svg:height="0.678cm" svg:x="9.562cm" svg:y="1.614cm"><text:p><text:s text:c="2"/>J</text:p><draw:enhanced-geometry svg:viewBox="0 0 21600 21600" draw:type="rectangle" draw:enhanced-path="M 0 0 L 21600 0 21600 21600 0 21600 0 0 Z N"/></draw:custom-shape><draw:custom-shape text:anchor-type="paragraph" draw:z-index="19" draw:name="Shape5" draw:style-name="gr7" draw:text-style-name="P34" svg:width="0.724cm" svg:height="0.678cm" svg:x="10.285cm" svg:y="1.614cm"><text:p/><draw:enhanced-geometry svg:viewBox="0 0 21600 21600" draw:type="rectangle" draw:enhanced-path="M 0 0 L 21600 0 21600 21600 0 21600 0 0 Z N"/></draw:custom-shape><draw:frame text:anchor-type="paragraph" draw:z-index="20" draw:name="Shape6" draw:style-name="gr8" draw:text-style-name="P32" svg:width="2.477cm" svg:height="0.646cm" svg:x="4.655cm" svg:y="1.644cm"><draw:text-box><text:p>OPEN <text:s text:c="2"/></text:p></draw:text-box></draw:frame><draw:line text:anchor-type="paragraph" draw:z-index="21" draw:name="Shape7" draw:style-name="gr9" draw:text-style-name="P28" svg:x1="6.177cm" svg:y1="1.981cm" svg:x2="7.793cm" svg:y2="1.997cm"><text:p/></draw:line><draw:line text:anchor-type="paragraph" draw:z-index="22" draw:name="Shape8" draw:style-name="gr10" draw:text-style-name="P28" svg:x1="8.285cm" svg:y1="3.797cm" svg:x2="8.438cm" svg:y2="2.582cm"><text:p/></draw:line><draw:line text:anchor-type="paragraph" draw:z-index="23" draw:name="Shape9" draw:style-name="gr10" draw:text-style-name="P28" svg:x1="11.13cm" svg:y1="3.843cm" svg:x2="10.777cm" svg:y2="2.566cm"><text:p/></draw:line><draw:frame text:anchor-type="paragraph" draw:z-index="24" draw:name="Shape10" draw:style-name="gr11" draw:text-style-name="P32" svg:width="1.477cm" svg:height="0.662cm" svg:x="7.823cm" svg:y="3.796cm"><draw:text-box><text:p>Head</text:p></draw:text-box></draw:frame><draw:frame text:anchor-type="paragraph" draw:z-index="25" draw:name="Shape10" draw:style-name="gr11" draw:text-style-name="P32" svg:width="1.477cm" svg:height="0.662cm" svg:x="10.901cm" svg:y="3.844cm"><draw:text-box><text:p>Tail</text:p></draw:text-box></draw:frame><draw:custom-shape text:anchor-type="paragraph" draw:z-index="26" draw:name="Shape5" draw:style-name="gr6" draw:text-style-name="P33" svg:width="0.724cm" svg:height="0.678cm" svg:x="8.347cm" svg:y="5.182cm"><text:p><text:span text:style-name="T20"><text:s text:c="2"/></text:span><text:span text:style-name="T20">C</text:span></text:p><draw:enhanced-geometry svg:viewBox="0 0 21600 21600" draw:type="rectangle" draw:enhanced-path="M 0 0 L 21600 0 21600 21600 0 21600 0 0 Z N"/></draw:custom-shape><draw:custom-shape text:anchor-type="paragraph" draw:z-index="27" draw:name="Shape5" draw:style-name="gr6" draw:text-style-name="P34" svg:width="0.724cm" svg:height="0.678cm" svg:x="9.07cm" svg:y="5.182cm"><text:p><text:s text:c="2"/></text:p><draw:enhanced-geometry svg:viewBox="0 0 21600 21600" draw:type="rectangle" draw:enhanced-path="M 0 0 L 21600 0 21600 21600 0 21600 0 0 Z N"/></draw:custom-shape><draw:custom-shape text:anchor-type="paragraph" draw:z-index="28" draw:name="Shape5" draw:style-name="gr6" draw:text-style-name="P34" svg:width="0.724cm" svg:height="0.678cm" svg:x="9.793cm" svg:y="5.182cm"><text:p><text:s text:c="2"/></text:p><draw:enhanced-geometry svg:viewBox="0 0 21600 21600" draw:type="rectangle" draw:enhanced-path="M 0 0 L 21600 0 21600 21600 0 21600 0 0 Z N"/></draw:custom-shape><draw:custom-shape text:anchor-type="paragraph" draw:z-index="29" draw:name="Shape5" draw:style-name="gr7" draw:text-style-name="P34" svg:width="0.724cm" svg:height="0.678cm" svg:x="10.516cm" svg:y="5.182cm"><text:p/><draw:enhanced-geometry svg:viewBox="0 0 21600 21600" draw:type="rectangle" draw:enhanced-path="M 0 0 L 21600 0 21600 21600 0 21600 0 0 Z N"/></draw:custom-shape><draw:frame text:anchor-type="paragraph" draw:z-index="30" draw:name="Shape6" draw:style-name="gr8" draw:text-style-name="P32" svg:width="2.477cm" svg:height="0.646cm" svg:x="4.456cm" svg:y="5.274cm"><draw:text-box><text:p>CLOSED <text:s text:c="2"/></text:p></draw:text-box></draw:frame><draw:line text:anchor-type="paragraph" draw:z-index="31" draw:name="Shape7" draw:style-name="gr9" draw:text-style-name="P28" svg:x1="6.408cm" svg:y1="5.549cm" svg:x2="8.024cm" svg:y2="5.565cm"><text:p/></draw:line><draw:line text:anchor-type="paragraph" draw:z-index="32" draw:name="Shape8" draw:style-name="gr10" draw:text-style-name="P28" svg:x1="8.516cm" svg:y1="7.366cm" svg:x2="8.669cm" svg:y2="6.151cm"><text:p/></draw:line><draw:line text:anchor-type="paragraph" draw:z-index="33" draw:name="Shape9" draw:style-name="gr10" draw:text-style-name="P28" svg:x1="11.361cm" svg:y1="7.412cm" svg:x2="11.008cm" svg:y2="6.135cm"><text:p/></draw:line><draw:frame text:anchor-type="paragraph" draw:z-index="34" draw:name="Shape10" draw:style-name="gr11" draw:text-style-name="P32" svg:width="1.477cm" svg:height="0.662cm" svg:x="8.054cm" svg:y="7.364cm"><draw:text-box><text:p>Head</text:p></draw:text-box></draw:frame><draw:frame text:anchor-type="paragraph" draw:z-index="35" draw:name="Shape10" draw:style-name="gr11" draw:text-style-name="P32" svg:width="1.477cm" svg:height="0.662cm" svg:x="11.084cm" svg:y="7.412cm"><draw:text-box><text:p>Tail</text:p></draw:text-box></draw:frame><text:span text:style-name="T5">L</text:span><text:span text:style-name="T4">et the current OPEN </text:span><text:span text:style-name="T9">(PriorityQueue)</text:span><text:span text:style-name="T4"> and CLOSED list</text:span><text:span text:style-name="T9">s</text:span><text:span text:style-name="T4"> of an <text:s text:c="6"/>A*-algorithm be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7"><text:span text:style-name="T4"><text:tab/></text:span><text:span text:style-name="T9">Show the next two steps* </text:span><text:span text:style-name="T10">of the algorithm by</text:span></text:p>
      <text:p text:style-name="P16"/>
      <text:list xml:id="list603462025725536213" text:style-name="L3">
        <text:list-item>
          <text:p text:style-name="P17">Writing down the OPEN and CLOSED list for each new step.</text:p>
        </text:list-item>
        <text:list-item>
          <text:p text:style-name="P13"><text:span text:style-name="T4">Calculating the </text:span><text:span text:style-name="T6">f’</text:span><text:span text:style-name="T4"> and </text:span><text:span text:style-name="T6">parent link </text:span><text:span text:style-name="T4">of new nodes [as well as for the already generated Z, A and J]</text:span></text:p>
        </text:list-item>
        <text:list-item>
          <text:p text:style-name="P13"><text:span text:style-name="T4">Changing </text:span><text:span text:style-name="T6">f’</text:span><text:span text:style-name="T4"> and </text:span><text:span text:style-name="T6">parent link</text:span><text:span text:style-name="T4"> if necessary of any node that has already been generated. </text:span></text:p>
        </text:list-item>
      </text:list>
      <text:p text:style-name="P18"/>
      <text:p text:style-name="P18"/>
      <text:p text:style-name="P8"><text:span text:style-name="T4"><text:tab/></text:span><text:span text:style-name="T8">Note:</text:span><text:span text:style-name="T11"> * Each step considers a </text:span><text:span text:style-name="T8">single</text:span><text:span text:style-name="T11"> element in the OPEN list to <text:tab/><text:tab/> <text:s text:c="2"/>expand.</text:span></text:p>
      <text:p text:style-name="P18"/>
      <text:p text:style-name="P18"><text:tab/>Given,</text:p>
      <text:list xml:id="list8587917559755934269" text:style-name="L4">
        <text:list-item>
          <text:p text:style-name="P19"><draw:custom-shape text:anchor-type="paragraph" draw:z-index="36" draw:name="Shape11" draw:style-name="gr12" draw:text-style-name="P30" svg:width="0.786cm" svg:height="0.786cm" svg:x="7.223cm" svg:y="1.175cm"><text:p text:style-name="P28">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Shape12" draw:style-name="gr10" draw:text-style-name="P28" svg:x1="7.562cm" svg:y1="1.96cm" svg:x2="5.408cm" svg:y2="3.757cm"><text:p/></draw:line><draw:line text:anchor-type="paragraph" draw:z-index="38" draw:name="Shape13" draw:style-name="gr10" draw:text-style-name="P28" svg:x1="7.562cm" svg:y1="1.96cm" svg:x2="7.64cm" svg:y2="3.68cm"><text:p/></draw:line><draw:line text:anchor-type="paragraph" draw:z-index="39" draw:name="Shape14" draw:style-name="gr10" draw:text-style-name="P28" svg:x1="7.562cm" svg:y1="1.96cm" svg:x2="9.732cm" svg:y2="3.743cm"><text:p/></draw:line><draw:custom-shape text:anchor-type="paragraph" draw:z-index="40" draw:name="Shape11" draw:style-name="gr13" draw:text-style-name="P30" svg:width="0.786cm" svg:height="0.786cm" svg:x="5.024cm" svg:y="3.757cm"><text:p text:style-name="P28">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Shape11" draw:style-name="gr13" draw:text-style-name="P30" svg:width="0.786cm" svg:height="0.786cm" svg:x="7.253cm" svg:y="3.743cm"><text:p text:style-name="P28">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Shape11" draw:style-name="gr13" draw:text-style-name="P30" svg:width="0.786cm" svg:height="0.786cm" svg:x="9.347cm" svg:y="3.743cm"><text:p text:style-name="P28">J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6" draw:name="Shape17" draw:style-name="gr17" draw:text-style-name="P37" svg:width="3.924cm" svg:height="4.827cm" svg:x="14.069cm" svg:y="0.28cm"><draw:text-box><text:p text:style-name="P36">* The value within the brackets ( ) is the heuristic value of node C [h’(C)] <text:s/></text:p></draw:text-box></draw:frame>Current search state is </text:p>
        </text:list-item>
      </text:list>
      <text:p text:style-name="P18"/>
      <text:p text:style-name="P18"><draw:frame text:anchor-type="paragraph" draw:z-index="55" draw:name="Shape16" draw:style-name="gr16" draw:text-style-name="P32" svg:width="1.108cm" svg:height="0.699cm" svg:x="8.223cm" svg:y="-0.035cm"><draw:text-box><text:p>(8)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182136289870364" text:continue-numbering="true" text:style-name="L4">
        <text:list-item>
          <text:p text:style-name="P27"><text:span text:style-name="T13">E</text:span><text:span text:style-name="T12">very node (Except C) expands to two children which correspond to the next two lettes of the parent node (cycles to first letter if next two letters go past ‘Z’).</text:span></text:p>
          <text:list>
            <text:list-item>
              <text:p text:style-name="P20">Examples: </text:p>
            </text:list-item>
          </text:list>
        </text:list-item>
      </text:list>
      <text:p text:style-name="P18"/>
      <text:p text:style-name="P18"><text:tab/><text:tab/><text:tab/> <text:s/><text:tab/></text:p>
      <text:p text:style-name="P18"/>
      <text:p text:style-name="P18"><draw:custom-shape text:anchor-type="paragraph" draw:z-index="43" draw:name="Shape11" draw:style-name="gr13" draw:text-style-name="P30" svg:width="0.786cm" svg:height="0.786cm" svg:x="6.486cm" svg:y="-0.019cm"><text:p text:style-name="P28">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Shape11" draw:style-name="gr13" draw:text-style-name="P30" svg:width="0.786cm" svg:height="0.786cm" svg:x="13.238cm" svg:y="-0.035cm"><text:p text:style-name="P28">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44" draw:name="Shape12" draw:style-name="gr10" draw:text-style-name="P28" svg:x1="6.825cm" svg:y1="0.108cm" svg:x2="4.671cm" svg:y2="1.905cm"><text:p/></draw:line><draw:line text:anchor-type="paragraph" draw:z-index="45" draw:name="Shape14" draw:style-name="gr10" draw:text-style-name="P28" svg:x1="6.824cm" svg:y1="0.108cm" svg:x2="8.994cm" svg:y2="1.891cm"><text:p/></draw:line><draw:line text:anchor-type="paragraph" draw:z-index="49" draw:name="Shape12" draw:style-name="gr10" draw:text-style-name="P28" svg:x1="13.577cm" svg:y1="0.092cm" svg:x2="11.423cm" svg:y2="1.889cm"><text:p/></draw:line><draw:line text:anchor-type="paragraph" draw:z-index="50" draw:name="Shape14" draw:style-name="gr10" draw:text-style-name="P28" svg:x1="13.577cm" svg:y1="0.092cm" svg:x2="15.747cm" svg:y2="1.875cm"><text:p/></draw:line></text:p>
      <text:p text:style-name="P8"/>
      <text:p text:style-name="P8"/>
      <text:p text:style-name="P8"><draw:custom-shape text:anchor-type="paragraph" draw:z-index="46" draw:name="Shape11" draw:style-name="gr13" draw:text-style-name="P30" svg:width="0.786cm" svg:height="0.786cm" svg:x="4.286cm" svg:y="-0.069cm"><text:p text:style-name="P28">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Shape11" draw:style-name="gr13" draw:text-style-name="P30" svg:width="0.786cm" svg:height="0.786cm" svg:x="8.61cm" svg:y="-0.083cm"><text:p text:style-name="P28">J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Shape11" draw:style-name="gr13" draw:text-style-name="P30" svg:width="0.786cm" svg:height="0.786cm" svg:x="11.038cm" svg:y="-0.085cm"><text:p text:style-name="P28">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11" draw:style-name="gr13" draw:text-style-name="P30" svg:width="0.786cm" svg:height="0.786cm" svg:x="15.362cm" svg:y="-0.099cm"><text:p text:style-name="P28">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24"><draw:frame text:anchor-type="paragraph" draw:z-index="53" draw:name="Shape15" draw:style-name="gr14" draw:text-style-name="P32" svg:width="2.386cm" svg:height="0.616cm" svg:x="5.808cm" svg:y="0.393cm"><draw:text-box><text:p>Example: 1</text:p></draw:text-box></draw:frame><draw:frame text:anchor-type="paragraph" draw:z-index="54" draw:name="Shape15" draw:style-name="gr15" draw:text-style-name="P35" svg:width="2.386cm" svg:height="0.489cm" svg:x="12.469cm" svg:y="0.318cm"><draw:text-box><text:p><text:span text:style-name="T20">Example: 2</text:span></text:p></draw:text-box></draw:frame></text:p>
      <text:list xml:id="list523493965209912255" text:style-name="L5">
        <text:list-header>
          <text:p text:style-name="P25"/>
          <text:p text:style-name="P25"><text:soft-page-break/></text:p>
        </text:list-header>
        <text:list-item>
          <text:p text:style-name="P25">h’(node) = [f(node) + 6] % 26</text:p>
        </text:list-item>
        <text:list-item>
          <text:p text:style-name="P25">f(node) = position of the node letter in the english <text:s text:c="14"/><text:tab/><text:tab/> <text:s text:c="3"/>alphabet starting from 0 (i.e,. A = 0, B <text:tab/><text:tab/> <text:s text:c="3"/>= 1, C = 2,…).</text:p>
          <text:list>
            <text:list-item>
              <text:p text:style-name="P21">Example:</text:p>
              <text:list>
                <text:list-item>
                  <text:p text:style-name="P26"><text:span text:style-name="T14">h’(C)</text:span><text:span text:style-name="T15"> </text:span><text:span text:style-name="T14">=</text:span><text:span text:style-name="T15"> </text:span><text:span text:style-name="T14">[f(C) + 6] % 26</text:span></text:p>
                  <text:p text:style-name="P21"><text:s text:c="6"/>= [2 + 6] % 26 = 8 % 26 = 8</text:p>
                </text:list-item>
              </text:list>
            </text:list-item>
          </text:list>
        </text:list-item>
      </text:list>
      <text:p text:style-name="P22"/>
      <text:p text:style-name="P22"/>
      <text:p text:style-name="P9"><text:span text:style-name="T14"><text:tab/></text:span><text:span text:style-name="T18">Note</text:span><text:span text:style-name="T16">: </text:span><text:span text:style-name="T17">Please read A*-Algorithm from slide 25 onwar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8:21:35.667554158</dc:date>
    <meta:editing-duration>PT32M5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29" meta:word-count="278" meta:character-count="1479" meta:non-whitespace-character-count="1159"/>
  </office:meta>
</office:document-meta>
</file>